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cc6" officeooo:paragraph-rsid="00171cc6"/>
    </style:style>
    <style:style style:name="P2" style:family="paragraph" style:parent-style-name="Standard">
      <style:paragraph-properties fo:text-align="start" style:justify-single-word="false"/>
      <style:text-properties officeooo:rsid="002375c1" officeooo:paragraph-rsid="0019d568"/>
    </style:style>
    <style:style style:name="P3" style:family="paragraph" style:parent-style-name="Standard">
      <style:paragraph-properties fo:text-align="start" style:justify-single-word="false"/>
      <style:text-properties officeooo:rsid="002375c1" officeooo:paragraph-rsid="001b119b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monospace" fo:font-size="9.75pt" fo:letter-spacing="normal" fo:font-style="normal" fo:font-weight="normal" officeooo:rsid="006d0369" officeooo:paragraph-rsid="001b119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sans-serif" fo:font-size="12pt" fo:letter-spacing="normal" fo:font-style="normal" fo:font-weight="normal" officeooo:rsid="0035a827" officeooo:paragraph-rsid="001b119b" style:font-size-asian="12pt" style:font-size-complex="12pt"/>
    </style:style>
    <style:style style:name="P6" style:family="paragraph" style:parent-style-name="Standard">
      <style:text-properties officeooo:rsid="0023fa0f" officeooo:paragraph-rsid="001b119b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2pt" fo:font-style="italic" style:text-underline-style="none" fo:font-weight="normal" officeooo:rsid="002375c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officeooo:paragraph-rsid="001b119b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2375c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text-underline-style="solid" style:text-underline-width="auto" style:text-underline-color="font-color" officeooo:rsid="0024925f" officeooo:paragraph-rsid="001b119b" fo:background-color="transparen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023fa0f" officeooo:paragraph-rsid="001b119b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inherit" fo:font-size="9pt" fo:letter-spacing="normal" fo:font-style="normal" fo:font-weight="bold" officeooo:rsid="003c297b" officeooo:paragraph-rsid="001b119b" loext:padding="0cm" loext:border="none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71cc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71cc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18e83a"/>
    </style:style>
    <style:style style:name="P1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71cc6" fo:background-color="transparent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8e83a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8e83a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8e83a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994a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99be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9d568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1c23d9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1b119b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variant="normal" fo:text-transform="none" fo:color="#ffffff" loext:opacity="100%" style:font-name="Roboto" fo:letter-spacing="normal" fo:font-style="normal" fo:font-weight="normal" fo:background-color="#000000" loext:char-shading-value="0" style:font-weight-asian="normal" style:font-weight-complex="normal"/>
    </style:style>
    <style:style style:name="T2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weight-asian="normal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7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9b7b3" fo:background-color="#000000" loext:char-shading-value="0"/>
    </style:style>
    <style:style style:name="T8" style:family="text">
      <style:text-properties fo:font-variant="normal" fo:text-transform="none" fo:color="#ffffff" loext:opacity="100%" style:font-name="SFMono-Regular" fo:font-size="13.5pt" fo:letter-spacing="normal" fo:font-style="normal" fo:font-weight="normal" officeooo:rsid="001c3799" fo:background-color="#000000" loext:char-shading-value="0" style:font-style-asian="italic" style:font-weight-asian="normal" style:font-style-complex="italic" style:font-weight-complex="normal"/>
    </style:style>
    <style:style style:name="T9" style:family="text">
      <style:text-properties fo:font-variant="normal" fo:text-transform="none" fo:color="#ffffff" loext:opacity="100%" style:font-name="SFMono-Regular" fo:font-size="13.5pt" fo:letter-spacing="normal" fo:font-weight="normal" fo:background-color="#000000" loext:char-shading-value="0" style:font-weight-asian="normal" style:font-weight-complex="normal"/>
    </style:style>
    <style:style style:name="T10" style:family="text">
      <style:text-properties fo:font-variant="normal" fo:text-transform="none" fo:color="#ffffff" loext:opacity="100%" style:font-name="SFMono-Regular" fo:font-size="13.5pt" fo:letter-spacing="normal" fo:font-weight="normal" officeooo:rsid="001c23d9" fo:background-color="#000000" loext:char-shading-value="0" style:font-weight-asian="normal" style:font-weight-complex="normal"/>
    </style:style>
    <style:style style:name="T11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ce8e7" fo:background-color="#000000" loext:char-shading-value="0"/>
    </style:style>
    <style:style style:name="T1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6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7" style:family="text">
      <style:text-properties fo:font-variant="normal" fo:text-transform="none" fo:color="#000000" loext:opacity="100%" style:font-name="Roboto" fo:font-size="12pt" fo:letter-spacing="normal" fo:font-style="normal" style:text-underline-style="none" fo:font-weight="normal" officeooo:rsid="001c3799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font-name="Roboto" fo:letter-spacing="normal" fo:font-style="normal" fo:font-weight="normal" officeooo:rsid="001c3799" fo:background-color="transparent" loext:char-shading-value="0" style:font-weight-asian="normal" style:font-weight-complex="normal"/>
    </style:style>
    <style:style style:name="T19" style:family="text">
      <style:text-properties fo:font-variant="normal" fo:text-transform="none" fo:color="#000000" loext:opacity="100%" style:font-name="Monaco" fo:font-size="9pt" fo:letter-spacing="normal" fo:font-style="normal" fo:font-weight="bold"/>
    </style:style>
    <style:style style:name="T20" style:family="text">
      <style:text-properties fo:font-variant="normal" fo:text-transform="none" fo:color="#000000" loext:opacity="100%" style:font-name="inherit" fo:font-size="9pt" fo:letter-spacing="normal" fo:font-style="normal" fo:font-weight="bold" loext:padding="0cm" loext:border="none"/>
    </style:style>
    <style:style style:name="T21" style:family="text">
      <style:text-properties fo:font-variant="normal" fo:text-transform="none" style:font-name="Roboto" fo:letter-spacing="normal" fo:font-style="normal" style:text-underline-style="none" fo:font-weight="normal" officeooo:rsid="0029b693" fo:background-color="#ffffff" loext:char-shading-value="0" style:font-weight-asian="normal" style:font-weight-complex="normal"/>
    </style:style>
    <style:style style:name="T22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weight-asian="normal" style:font-weight-complex="normal"/>
    </style:style>
    <style:style style:name="T23" style:family="text">
      <style:text-properties fo:font-variant="normal" fo:text-transform="none" style:font-name="Roboto" fo:letter-spacing="normal" fo:font-style="normal" style:text-underline-style="none" fo:font-weight="normal" officeooo:rsid="00160231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weight-asian="normal" style:font-weight-complex="normal"/>
    </style:style>
    <style:style style:name="T25" style:family="text">
      <style:text-properties fo:font-variant="normal" fo:text-transform="none" style:font-name="Roboto" fo:letter-spacing="normal" fo:font-style="italic" style:text-underline-style="none" fo:font-weight="normal" officeooo:rsid="00160231" fo:background-color="#ffffff" loext:char-shading-value="0" style:font-style-asian="italic" style:font-weight-asian="normal" style:font-style-complex="italic" style:font-weight-complex="normal"/>
    </style:style>
    <style:style style:name="T26" style:family="text">
      <style:text-properties fo:font-variant="normal" fo:text-transform="none" style:font-name="SFMono-Regular" fo:font-size="13.5pt" fo:letter-spacing="normal" fo:font-style="normal" fo:font-weight="normal" officeooo:rsid="0018e83a" fo:background-color="#ffffff" loext:char-shading-value="0" style:font-style-asian="italic" style:font-weight-asian="normal" style:font-style-complex="italic" style:font-weight-complex="normal"/>
    </style:style>
    <style:style style:name="T27" style:family="text">
      <style:text-properties fo:font-variant="normal" fo:text-transform="none" style:font-name="SFMono-Regular" fo:font-size="13.5pt" fo:letter-spacing="normal" fo:font-weight="normal" officeooo:rsid="0018e83a" fo:background-color="#ffffff" loext:char-shading-value="0" style:font-weight-asian="normal" style:font-weight-complex="normal"/>
    </style:style>
    <style:style style:name="T28" style:family="text">
      <style:text-properties fo:font-variant="normal" fo:text-transform="none" style:font-name="SFMono-Regular" fo:font-size="13.5pt" fo:letter-spacing="normal" fo:font-weight="normal" officeooo:rsid="001994ab" fo:background-color="#ffffff" loext:char-shading-value="0" style:font-weight-asian="normal" style:font-weight-complex="normal"/>
    </style:style>
    <style:style style:name="T29" style:family="text">
      <style:text-properties fo:font-variant="normal" fo:text-transform="none" style:font-name="SFMono-Regular" fo:font-size="13.5pt" fo:letter-spacing="normal" fo:font-weight="normal" officeooo:rsid="00199be5" fo:background-color="#ffffff" loext:char-shading-value="0" style:font-weight-asian="normal" style:font-weight-complex="normal"/>
    </style:style>
    <style:style style:name="T30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1e066c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333333" loext:opacity="100%" style:font-name="sans-serif" fo:font-size="12pt" fo:letter-spacing="normal" fo:font-style="normal" fo:font-weight="normal" officeooo:rsid="00379c9a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333333" loext:opacity="100%" style:font-name="sans-serif" fo:letter-spacing="normal" fo:font-style="normal" fo:font-weight="normal" officeooo:rsid="001e066c"/>
    </style:style>
    <style:style style:name="T33" style:family="text">
      <style:text-properties fo:font-variant="normal" fo:text-transform="none" fo:color="#333333" loext:opacity="100%" style:font-name="sans-serif" fo:letter-spacing="normal" fo:font-style="normal" fo:font-weight="normal" officeooo:rsid="002375c1" fo:background-color="#ffffff" loext:char-shading-value="0"/>
    </style:style>
    <style:style style:name="T34" style:family="text">
      <style:text-properties fo:font-variant="normal" fo:text-transform="none" style:font-name="Lato" fo:font-size="13.5pt" fo:letter-spacing="normal" fo:font-style="normal" style:text-underline-style="none" fo:font-weight="normal" officeooo:rsid="002ed8b6" fo:background-color="#ffffff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style:font-name="Lato" fo:font-size="13.5pt" fo:letter-spacing="normal" fo:font-style="normal" style:text-underline-style="none" fo:font-weight="normal" officeooo:rsid="00379c9a" fo:background-color="#ffffff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font-name="Droid Sans" fo:font-size="11.25pt" fo:letter-spacing="normal" fo:font-style="normal" fo:font-weight="normal" officeooo:rsid="0019d568" fo:background-color="#ffffff" loext:char-shading-value="0"/>
    </style:style>
    <style:style style:name="T37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38" style:family="text">
      <style:text-properties fo:font-variant="normal" fo:text-transform="none" fo:color="#d73a49" loext:opacity="100%" style:font-name="SFMono-Regular1" fo:font-size="9pt" fo:letter-spacing="normal" fo:font-style="normal" fo:font-weight="normal" loext:padding="0cm" loext:border="none"/>
    </style:style>
    <style:style style:name="T39" style:family="text">
      <style:text-properties fo:font-variant="normal" fo:text-transform="none" fo:color="#24292e" loext:opacity="100%" style:font-name="SFMono-Regular1" fo:font-size="9pt" fo:letter-spacing="normal" fo:font-style="normal" fo:font-weight="normal"/>
    </style:style>
    <style:style style:name="T40" style:family="text">
      <style:text-properties fo:font-variant="normal" fo:text-transform="none" fo:color="#005cc5" loext:opacity="100%" style:font-name="SFMono-Regular1" fo:font-size="9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800080" loext:opacity="100%" style:font-name="Monaco" fo:font-size="9pt" fo:letter-spacing="normal" fo:font-style="normal" fo:font-weight="bold"/>
    </style:style>
    <style:style style:name="T42" style:family="text">
      <style:text-properties officeooo:rsid="0023da72"/>
    </style:style>
    <style:style style:name="T43" style:family="text">
      <style:text-properties officeooo:rsid="007b1d36"/>
    </style:style>
    <style:style style:name="T44" style:family="text">
      <style:text-properties officeooo:rsid="0023fa0f"/>
    </style:style>
    <style:style style:name="T45" style:family="text">
      <style:text-properties fo:color="#000000" loext:opacity="100%" style:font-name="inherit" officeooo:rsid="001dcf05" fo:background-color="transparent" loext:char-shading-value="0" loext:padding="0cm" loext:border="none"/>
    </style:style>
    <style:style style:name="T46" style:family="text">
      <style:text-properties fo:color="#000000" loext:opacity="100%" style:font-name="SFMono-Regular1" fo:font-size="9pt" officeooo:rsid="0036837c"/>
    </style:style>
    <style:style style:name="T47" style:family="text">
      <style:text-properties fo:color="#000000" loext:opacity="100%" style:font-name="SFMono-Regular2" fo:font-size="10.5pt"/>
    </style:style>
    <style:style style:name="T48" style:family="text">
      <style:text-properties fo:color="#000000" loext:opacity="100%" style:font-name="SFMono-Regular2" fo:font-size="10.5pt" officeooo:rsid="0036837c"/>
    </style:style>
    <style:style style:name="T49" style:family="text">
      <style:text-properties fo:color="#000000" loext:opacity="100%" style:font-name="SFMono-Regular2" fo:font-size="10.5pt" officeooo:rsid="0023fa0f"/>
    </style:style>
    <style:style style:name="T50" style:family="text">
      <style:text-properties fo:color="#006fe0" loext:opacity="100%" style:font-name="inherit" loext:padding="0cm" loext:border="none"/>
    </style:style>
    <style:style style:name="T51" style:family="text">
      <style:text-properties fo:color="#0101fd" loext:opacity="100%" style:font-name="SFMono-Regular2" fo:font-size="10.5pt"/>
    </style:style>
    <style:style style:name="T52" style:family="text">
      <style:text-properties fo:color="#d73a49" loext:opacity="100%" style:font-name="SFMono-Regular1" fo:font-size="9pt" loext:padding="0cm" loext:border="none"/>
    </style:style>
    <style:style style:name="T53" style:family="text">
      <style:text-properties fo:color="#24292e" loext:opacity="100%" style:font-name="SFMono-Regular1" fo:font-size="9pt"/>
    </style:style>
    <style:style style:name="T54" style:family="text">
      <style:text-properties fo:color="#005cc5" loext:opacity="100%" style:font-name="SFMono-Regular1" fo:font-size="9pt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ner base de datos</text:p>
      <text:list xml:id="list3646347102" text:style-name="L1">
        <text:list-item>
          <text:p text:style-name="P13">poner maria db</text:p>
          <text:p text:style-name="P14"><text:span text:style-name="Strong_20_Emphasis"><text:span text:style-name="T11">sudo apt-get install mariadb-server</text:span></text:span></text:p>
          <text:p text:style-name="P14"><text:span text:style-name="Strong_20_Emphasis"><text:span text:style-name="T6">sudo mysql -u root -p -h localhost</text:span></text:span></text:p>
          <text:p text:style-name="P14"><text:span text:style-name="Strong_20_Emphasis"><text:span text:style-name="T16">CREATE</text:span></text:span><text:span text:style-name="Strong_20_Emphasis"><text:span text:style-name="T12"> </text:span></text:span><text:span text:style-name="Strong_20_Emphasis"><text:span text:style-name="T16">DATABASE</text:span></text:span><text:span text:style-name="Strong_20_Emphasis"><text:span text:style-name="T12"> </text:span></text:span><text:span text:style-name="Strong_20_Emphasis"><text:span text:style-name="T13">P</text:span></text:span><text:span text:style-name="Strong_20_Emphasis"><text:span text:style-name="T14">arqueadero</text:span></text:span><text:span text:style-name="Strong_20_Emphasis"><text:span text:style-name="T15">1;</text:span></text:span></text:p>
          <text:p text:style-name="P14"><text:span text:style-name="Strong_20_Emphasis"><text:span text:style-name="T2">creat</text:span></text:span><text:span text:style-name="Strong_20_Emphasis"><text:span text:style-name="T1">e</text:span></text:span><text:span text:style-name="Strong_20_Emphasis"><text:span text:style-name="T2"> user Aurelio identified by ‘RG980320’;</text:span></text:span></text:p>
          <text:p text:style-name="P16"><text:span text:style-name="Strong_20_Emphasis"><text:span text:style-name="T4">GRANT ALL ON *.* TO 'Aurelio'@'%'IDENTIFIED BY 'RG980320';</text:span></text:span></text:p>
          <text:p text:style-name="P16"><text:span text:style-name="Strong_20_Emphasis"><text:span text:style-name="T5">flush privileges </text:span></text:span></text:p>
        </text:list-item>
        <text:list-item>
          <text:p text:style-name="P15"><text:span text:style-name="Strong_20_Emphasis"><text:span text:style-name="T17">instalar phpmyadmin </text:span></text:span><text:a xlink:type="simple" xlink:href="https://pimylifeup.com/raspberry-pi-phpmyadmin/" text:style-name="Internet_20_link" text:visited-style-name="Visited_20_Internet_20_Link"><text:span text:style-name="Strong_20_Emphasis"><text:span text:style-name="T18">https://pimylifeup.com/raspberry-pi-phpmyadmin/</text:span></text:span></text:a></text:p>
          <text:p text:style-name="P18"><text:span text:style-name="Strong_20_Emphasis"><text:span text:style-name="T8">sudo apt install phpmyadmin</text:span></text:span></text:p>
        </text:list-item>
        <text:list-item>
          <text:p text:style-name="P18"><text:span text:style-name="Strong_20_Emphasis"><text:span text:style-name="T26">conectar con la <text:s text:c="2"/>base de datos remotamente</text:span></text:span></text:p>
          <text:p text:style-name="P17"><text:span text:style-name="Strong_20_Emphasis"><text:span text:style-name="T21">ahora intento conectar con la base de datos </text:span></text:span><text:span text:style-name="Strong_20_Emphasis"><text:span text:style-name="T22">todos los archivos apuntaban a my.cnf pero con el cd /</text:span></text:span><text:span text:style-name="Strong_20_Emphasis"><text:span text:style-name="T25">etc/</text:span></text:span><text:span text:style-name="Strong_20_Emphasis"><text:span text:style-name="T23"> mysql/</text:span></text:span><text:span text:style-name="Strong_20_Emphasis"><text:span text:style-name="T25">mariadb.conf.d/</text:span></text:span></text:p>
          <text:p text:style-name="P24"><text:span text:style-name="Strong_20_Emphasis"><text:span text:style-name="T9">y editando 50-server.cnf la direccion ip 0.0.0.0 ya me comunique </text:span></text:span><text:span text:style-name="Strong_20_Emphasis"><text:span text:style-name="T10">( </text:span></text:span><text:span text:style-name="Strong_20_Emphasis"><text:span text:style-name="T9">el skip el puerto </text:span></text:span><text:span text:style-name="Strong_20_Emphasis"><text:span text:style-name="T10">un cambio adicional)</text:span></text:span></text:p>
          <text:p text:style-name="P19"><text:span text:style-name="Strong_20_Emphasis"><text:span text:style-name="T27">ahora conectandome con esta maquina desde otra maquina</text:span></text:span></text:p>
          <text:p text:style-name="P20"><text:span text:style-name="Strong_20_Emphasis"><text:span text:style-name="T28">tenia conectado un cable de <text:s/>red, se lo pongo alas 2 y ya funciona</text:span></text:span></text:p>
        </text:list-item>
        <text:list-item>
          <text:p text:style-name="P21"><text:span text:style-name="Strong_20_Emphasis"><text:span text:style-name="T29">ahora instalo la impresora </text:span></text:span><text:span text:style-name="Strong_20_Emphasis"><text:span text:style-name="T7">sudo pip3 install python-escpos </text:span></text:span></text:p>
        </text:list-item>
        <text:list-item>
          <text:p text:style-name="P22"><text:span text:style-name="Strong_20_Emphasis"><text:span text:style-name="T36">ahora hacemos la base de datos la de Cortes y la de Entradas</text:span></text:span></text:p>
        </text:list-item>
      </text:list>
      <text:p text:style-name="P3"><text:span text:style-name="Strong_20_Emphasis"><text:span text:style-name="T30">CREATE TABLE IF NOT EXISTS Cortes(</text:span></text:span></text:p>
      <text:p text:style-name="P3"><text:span text:style-name="Strong_20_Emphasis"><text:span text:style-name="T30">Folio BIGINT UNSIGNED AUTO_INCREMENT NOT NULL,</text:span></text:span></text:p>
      <text:p text:style-name="P3"><text:span text:style-name="Strong_20_Emphasis"><text:span text:style-name="T30">FechaIni DATETIME NOT NULL,</text:span></text:span></text:p>
      <text:p text:style-name="P3"><text:span text:style-name="Strong_20_Emphasis"><text:span text:style-name="T30">FechaFin DATETIME NOT NULL,</text:span></text:span></text:p>
      <text:p text:style-name="P3"><text:span text:style-name="Strong_20_Emphasis"><text:span text:style-name="T30">Importe INT,</text:span></text:span></text:p>
      <text:p text:style-name="P3"><text:span text:style-name="Strong_20_Emphasis"><text:span text:style-name="T30">NumBoletos INT,</text:span></text:span></text:p>
      <text:p text:style-name="P3"><text:span text:style-name="Strong_20_Emphasis"><text:span text:style-name="T30">TipoDCorte SMALLINT,</text:span></text:span></text:p>
      <text:p text:style-name="P3"><text:span text:style-name="Strong_20_Emphasis"><text:span text:style-name="T31">Quedados INT,</text:span></text:span></text:p>
      <text:p text:style-name="P10"><text:span text:style-name="Strong_20_Emphasis"><text:span text:style-name="T34">idInicial </text:span></text:span><text:span text:style-name="Strong_20_Emphasis"><text:span text:style-name="T35">INT,</text:span></text:span></text:p>
      <text:p text:style-name="P3"><text:span text:style-name="Strong_20_Emphasis"><text:span text:style-name="T30">PRIMARY KEY(Folio)</text:span></text:span></text:p>
      <text:p text:style-name="P9"><text:span text:style-name="Strong_20_Emphasis"><text:span text:style-name="T32">);</text:span></text:span></text:p>
      <text:p text:style-name="P9"><text:span text:style-name="Strong_20_Emphasis"><text:span text:style-name="T32"/></text:span></text:p>
      <text:p text:style-name="P4">CREATE TABLE IF NOT EXISTS <text:span text:style-name="T42">Entradas</text:span>(</text:p>
      <text:section text:style-name="Sect1" text:name="Sección5">
        <text:p text:style-name="P8">id BIGINT UNSIGNED AUTO_INCREMENT NOT NULL,</text:p>
      </text:section>
      <text:section text:style-name="Sect1" text:name="Sección6">
        <text:p text:style-name="P8"><text:span text:style-name="T43">Entrada DATETIME NOT NULL </text:span>,</text:p>
      </text:section>
      <text:section text:style-name="Sect1" text:name="Sección7">
        <text:p text:style-name="P8"><text:span text:style-name="T43">Salida DATETIME <text:s/></text:span>,</text:p>
        <text:p text:style-name="P8"><text:span text:style-name="T42">TiempoTotal </text:span><text:span text:style-name="T38">VARCHAR</text:span><text:span text:style-name="T39">(</text:span><text:span text:style-name="T40">255</text:span><text:span text:style-name="T39">)</text:span><text:span text:style-name="T44">,</text:span></text:p>
        <text:p text:style-name="P6">Importe INT,</text:p>
        <text:p text:style-name="P6">CorteInc INT,</text:p>
        <text:p text:style-name="P11"><text:span text:style-name="T45">vobo</text:span><text:span text:style-name="T50"> </text:span><text:span text:style-name="T41">VARCHAR</text:span><text:span text:style-name="T19">(5)</text:span><text:span text:style-name="T20">,</text:span></text:p>
        <text:p text:style-name="P12">Placas VARCHAR(255),</text:p>
        <text:p text:style-name="P5"><text:span text:style-name="T46">TarifaPreferente</text:span><text:span text:style-name="T47"> </text:span><text:span text:style-name="T51">VARCHAR</text:span><text:span text:style-name="T47">(2</text:span><text:span text:style-name="T48">55</text:span><text:span text:style-name="T47">),</text:span></text:p>
        <text:p text:style-name="P5"><text:span text:style-name="T47">TipoPromocion </text:span><text:span text:style-name="T52">VARCHAR</text:span><text:span text:style-name="T53">(</text:span><text:span text:style-name="T54">255</text:span><text:span text:style-name="T53">)</text:span><text:span text:style-name="T49">,</text:span></text:p>
      </text:section>
      <text:section text:style-name="Sect1" text:name="Sección8">
        <text:p text:style-name="P8">PRIMARY KEY(id)</text:p>
      </text:section>
      <text:p text:style-name="P9"><text:span text:style-name="Strong_20_Emphasis"><text:span text:style-name="T33">);</text:span></text:span></text:p>
      <text:list xml:id="list195861596951056" text:continue-numbering="true" text:style-name="L1">
        <text:list-item>
          <text:p text:style-name="P23"><text:span text:style-name="Strong_20_Emphasis"><text:span text:style-name="T37">ahora ponemos un conector para la base de datos para python3</text:span></text:span></text:p>
          <text:p text:style-name="P25"><text:span text:style-name="Strong_20_Emphasis"><text:span text:style-name="T24"><text:s/></text:span></text:span><text:span text:style-name="Strong_20_Emphasis"><text:span text:style-name="T3">sudo apt-get install python3-pymysql </text:span></text:span></text:p>
          <text:p text:style-name="P23"><text:span text:style-name="Strong_20_Emphasis"><text:span text:style-name="T37"/></text:span></text:p>
        </text:list-item>
      </text:list>
      <text:p text:style-name="P2"><text:span text:style-name="Strong_20_Emphasis"><text:span text:style-name="T30"/></text:span></text:p>
      <text:p text:style-name="P2"><text:span text:style-name="Strong_20_Emphasis"><text:span text:style-name="T30"/></text:span></text:p>
      <text:p text:style-name="P7"><text:span text:style-name="Strong_20_Emphasis"><text:span text:style-name="T3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Lato" svg:font-family="Lato, Helvetica, sans-serif"/>
    <style:font-face style:name="Monaco" svg:font-family="Monaco, MonacoRegular, 'Courier New', monospace"/>
    <style:font-face style:name="Roboto" svg:font-family="Roboto, sans-serif"/>
    <style:font-face style:name="SFMono-Regular2" svg:font-family="SFMono-Regular, Consolas, 'Liberation Mono', Menlo, Courier, monospace"/>
    <style:font-face style:name="SFMono-Regular1" svg:font-family="SFMono-Regular, Consolas, 'Liberation Mono', Menlo, monospace"/>
    <style:font-face style:name="SFMono-Regular" svg:font-family="SFMono-Regular, Menlo, Monaco, Consolas, 'Liberation Mono', 'Courier New', monospace"/>
    <style:font-face style:name="inherit" svg:font-family="inherit"/>
    <style:font-face style:name="monospace" svg:font-family="monospace"/>
    <style:font-face style:name="sans-serif" svg:font-family="sans-serif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8:31:02.785465076</meta:creation-date>
    <meta:generator>LibreOffice/7.0.4.2$Linux_ARM_EABI LibreOffice_project/00$Build-2</meta:generator>
    <dc:date>2022-05-25T19:58:59.240338728</dc:date>
    <meta:editing-duration>PT1H9M42S</meta:editing-duration>
    <meta:editing-cycles>3</meta:editing-cycles>
    <meta:document-statistic meta:table-count="0" meta:image-count="0" meta:object-count="0" meta:page-count="1" meta:paragraph-count="43" meta:word-count="223" meta:character-count="1478" meta:non-whitespace-character-count="1296"/>
  </office:meta>
</office:document-meta>
</file>